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5.8cm"/>
    </style:style>
    <style:style style:name="gr2" style:family="graphic" style:parent-style-name="measure" style:list-style-name="L1">
      <style:graphic-properties draw:textarea-vertical-align="middle" draw:line-distance="0.9cm"/>
    </style:style>
    <style:style style:name="gr3" style:family="graphic" style:parent-style-name="measure" style:list-style-name="L1">
      <style:graphic-properties draw:textarea-vertical-align="middle" draw:line-distance="0.9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5.8cm"/>
    </style:style>
    <style:style style:name="gr5" style:family="graphic" style:parent-style-name="measure" style:list-style-name="L1">
      <style:graphic-properties draw:textarea-vertical-align="middle" draw:line-distance="0.9cm"/>
    </style:style>
    <style:style style:name="gr6" style:family="graphic" style:parent-style-name="measure" style:list-style-name="L1">
      <style:graphic-properties draw:textarea-vertical-align="middle" draw:line-distance="0.9cm"/>
    </style:style>
    <style:style style:name="gr7" style:family="graphic" style:parent-style-name="measure" style:list-style-name="L1">
      <style:graphic-properties draw:textarea-vertical-align="middle" draw:line-distance="0.9cm"/>
    </style:style>
    <style:style style:name="gr8" style:family="graphic" style:parent-style-name="measure" style:list-style-name="L1">
      <style:graphic-properties draw:textarea-vertical-align="middle" draw:line-distance="0.799cm"/>
    </style:style>
    <style:style style:name="gr9" style:family="graphic" style:parent-style-name="measure" style:list-style-name="L1">
      <style:graphic-properties draw:textarea-vertical-align="middle" draw:line-distance="0.799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cm" svg:height="1.2cm" svg:x="1.4cm" svg:y="1.2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4cm" svg:y="3.6cm">
          <text:p text:style-name="P1">VID-Header</text:p>
          <draw:enhanced-geometry svg:viewBox="0 0 21600 21600" draw:type="rectangle" draw:enhanced-path="M 0 0 L 21600 0 21600 21600 0 21600 0 0 Z N"/>
        </draw:custom-shape>
        <draw:measure draw:style-name="gr2" draw:text-style-name="P2" draw:layer="layout" svg:x1="7.7cm" svg:y1="1.2cm" svg:x2="7.7cm" svg:y2="3.6cm">
          <text:p text:style-name="P2"><text:span text:style-name="T1">P 0 (low)</text:span></text:p>
        </draw:measure>
        <draw:measure draw:style-name="gr3" draw:text-style-name="P2" draw:layer="layout" svg:x1="7.7cm" svg:y1="3.6cm" svg:x2="7.7cm" svg:y2="6cm">
          <text:p text:style-name="P2"><text:span text:style-name="T1">P 1 (low)</text:span></text:p>
        </draw:measure>
        <draw:custom-shape draw:style-name="gr1" draw:text-style-name="P1" draw:layer="layout" svg:width="6.3cm" svg:height="1.2cm" svg:x="1.4cm" svg:y="1.2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4cm" svg:y="3.6cm">
          <text:p text:style-name="P1">VID-H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cm" svg:height="2.4cm" svg:x="1.4cm" svg:y="12.7cm">
          <text:p text:style-name="P1">LEB 0 paylo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4cm" svg:y="1.2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1.4cm" svg:y="3.6cm">
          <text:p text:style-name="P1">VID-H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3cm" svg:height="2.4cm" svg:x="1.4cm" svg:y="8.4cm">
          <text:p text:style-name="P1">LEB 0 payload</text:p>
          <draw:enhanced-geometry svg:viewBox="0 0 21600 21600" draw:type="rectangle" draw:enhanced-path="M 0 0 L 21600 0 21600 21600 0 21600 0 0 Z N"/>
        </draw:custom-shape>
        <draw:measure draw:style-name="gr5" draw:text-style-name="P2" draw:layer="layout" svg:x1="7.7cm" svg:y1="8.4cm" svg:x2="7.7cm" svg:y2="10.8cm">
          <text:p text:style-name="P2"><text:span text:style-name="T1">P 3 (low)</text:span></text:p>
        </draw:measure>
        <draw:measure draw:style-name="gr6" draw:text-style-name="P2" draw:layer="layout" svg:x1="7.7cm" svg:y1="6cm" svg:x2="7.7cm" svg:y2="8.4cm">
          <text:p text:style-name="P2"><text:span text:style-name="T1">P 2 (hi)</text:span></text:p>
        </draw:measure>
        <draw:measure draw:style-name="gr7" draw:text-style-name="P2" draw:layer="layout" svg:x1="7.8cm" svg:y1="12.7cm" svg:x2="7.8cm" svg:y2="15.1cm">
          <text:p text:style-name="P2"><text:span text:style-name="T1">P N – 2</text:span></text:p>
          <text:p text:style-name="P2"><text:span text:style-name="T1">(low)</text:span></text:p>
        </draw:measure>
        <draw:measure draw:style-name="gr8" draw:text-style-name="P2" draw:layer="layout" svg:x1="7.901cm" svg:y1="17.2cm" svg:x2="7.901cm" svg:y2="19.3cm">
          <text:p text:style-name="P2"><text:span text:style-name="T1">P N</text:span></text:p>
          <text:p text:style-name="P2"><text:span text:style-name="T1">(hi)</text:span></text:p>
        </draw:measure>
        <draw:measure draw:style-name="gr9" draw:text-style-name="P2" draw:layer="layout" svg:x1="7.901cm" svg:y1="15.1cm" svg:x2="7.901cm" svg:y2="17.2cm">
          <text:p text:style-name="P2"><text:span text:style-name="T1">P N – 1</text:span></text:p>
          <text:p text:style-name="P2"><text:span text:style-name="T1">(hi)</text:span></text:p>
        </draw:measure>
        <draw:frame draw:style-name="gr10" draw:text-style-name="P3" draw:layer="layout" svg:width="6.3cm" svg:height="1.9cm" svg:x="1.4cm" svg:y="10.8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17:08.688339735</meta:creation-date>
    <dc:date>2016-10-04T09:51:16.509991986</dc:date>
    <meta:editing-duration>PT14M6S</meta:editing-duration>
    <meta:editing-cycles>7</meta:editing-cycles>
    <meta:generator>LibreOffice/5.1.4.2$Linux_X86_64 LibreOffice_project/10m0$Build-2</meta:generator>
    <meta:document-statistic meta:object-count="16"/>
  </office:meta>
</office:document-meta>
</file>